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 CE" svg:font-family="'Arial CE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28cm"/>
    </style:style>
    <style:style style:name="co2" style:family="table-column">
      <style:table-column-properties fo:break-before="auto" style:column-width="2.517cm"/>
    </style:style>
    <style:style style:name="co3" style:family="table-column">
      <style:table-column-properties fo:break-before="auto" style:column-width="1.774cm"/>
    </style:style>
    <style:style style:name="ro1" style:family="table-row">
      <style:table-row-properties style:row-height="0.714cm" fo:break-before="auto" style:use-optimal-row-height="false"/>
    </style:style>
    <style:style style:name="ro2" style:family="table-row">
      <style:table-row-properties style:row-height="1.588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0084d1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9" style:family="table-cell" style:parent-style-name="Default">
      <style:text-properties fo:color="#ff0000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" style:family="table-cell" style:parent-style-name="Default">
      <style:text-properties fo:color="#808080" style:text-outline="false" style:text-line-through-styl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808080" style:text-outline="false" style:text-line-through-styl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ALGORYTM LINIOWEGO PRZESZUKIWANIA CIĄGU LICZBOWEGO</text:p>
          </table:table-cell>
          <table:table-cell table:number-columns-repeated="5"/>
          <table:table-cell table:style-name="ce10" office:value-type="string">
            <text:p>kolorem niebieskim oznaczone są komórki, do których należy wprowadzić odpowiednie wartości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iąg liczb całkowitych</text:p>
          </table:table-cell>
          <table:table-cell table:style-name="ce2" office:value-type="string">
            <text:p>Szukanie liczby w ciągu</text:p>
          </table:table-cell>
          <table:table-cell table:number-columns-repeated="4"/>
          <table:table-cell table:style-name="ce11" office:value-type="string">
            <text:p>kolorem czerwonym wyróżniono wyniki</text:p>
          </table:table-cell>
          <table:table-cell table:number-columns-repeated="1017"/>
        </table:table-row>
        <table:table-row table:style-name="ro3">
          <table:table-cell table:style-name="ce3" office:value-type="float" office:value="2">
            <text:p>2</text:p>
          </table:table-cell>
          <table:table-cell table:formula="of:=IF(AND([.A3]&lt;&gt;&quot;&quot;;[.F$4]=[.A3]);1;0)" office:value-type="float" office:value="0">
            <text:p>0</text:p>
          </table:table-cell>
          <table:table-cell/>
          <table:table-cell table:style-name="ce6" office:value-type="string">
            <text:p>Dane:</text:p>
          </table:table-cell>
          <table:table-cell table:number-columns-repeated="1020"/>
        </table:table-row>
        <table:table-row table:style-name="ro1">
          <table:table-cell table:style-name="ce3" office:value-type="float" office:value="3">
            <text:p>3</text:p>
          </table:table-cell>
          <table:table-cell table:formula="of:=IF(AND([.A4]&lt;&gt;&quot;&quot;;[.F$4]=[.A4]);1;0)" office:value-type="float" office:value="0">
            <text:p>0</text:p>
          </table:table-cell>
          <table:table-cell table:number-columns-repeated="2"/>
          <table:table-cell table:style-name="ce8" office:value-type="string">
            <text:p>szukana liczba=</text:p>
          </table:table-cell>
          <table:table-cell table:style-name="ce3" office:value-type="float" office:value="7">
            <text:p>7</text:p>
          </table:table-cell>
          <table:table-cell table:number-columns-repeated="1018"/>
        </table:table-row>
        <table:table-row table:style-name="ro4">
          <table:table-cell table:style-name="ce3" office:value-type="float" office:value="5">
            <text:p>5</text:p>
          </table:table-cell>
          <table:table-cell table:formula="of:=IF(AND([.A5]&lt;&gt;&quot;&quot;;[.F$4]=[.A5]);1;0)" office:value-type="float" office:value="0">
            <text:p>0</text:p>
          </table:table-cell>
          <table:table-cell table:number-columns-repeated="1022"/>
        </table:table-row>
        <table:table-row table:style-name="ro5">
          <table:table-cell table:style-name="ce3" office:value-type="float" office:value="4">
            <text:p>4</text:p>
          </table:table-cell>
          <table:table-cell table:formula="of:=IF(AND([.A6]&lt;&gt;&quot;&quot;;[.F$4]=[.A6]);1;0)" office:value-type="float" office:value="0">
            <text:p>0</text:p>
          </table:table-cell>
          <table:table-cell/>
          <table:table-cell table:style-name="ce7" office:value-type="string">
            <text:p>Wynik:</text:p>
          </table:table-cell>
          <table:table-cell table:number-columns-repeated="1020"/>
        </table:table-row>
        <table:table-row table:style-name="ro6">
          <table:table-cell table:style-name="ce3" office:value-type="float" office:value="12">
            <text:p>12</text:p>
          </table:table-cell>
          <table:table-cell table:formula="of:=IF(AND([.A7]&lt;&gt;&quot;&quot;;[.F$4]=[.A7]);1;0)" office:value-type="float" office:value="0">
            <text:p>0</text:p>
          </table:table-cell>
          <table:table-cell table:number-columns-repeated="2"/>
          <table:table-cell table:style-name="ce9" table:formula="of:=IF(SUM([.B3:.B500])&gt;0;&quot;szukana liczba znajduje się w ciągu&quot;;&quot;szukana liczba nie znajduje się w ciągu&quot;)" office:value-type="string" office:string-value="szukana liczba nie znajduje się w ciągu">
            <text:p>szukana liczba nie znajduje się w ciągu</text:p>
          </table:table-cell>
          <table:table-cell table:number-columns-repeated="1019"/>
        </table:table-row>
        <table:table-row table:style-name="ro6">
          <table:table-cell table:style-name="ce3" office:value-type="float" office:value="76">
            <text:p>76</text:p>
          </table:table-cell>
          <table:table-cell table:formula="of:=IF(AND([.A8]&lt;&gt;&quot;&quot;;[.F$4]=[.A8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 office:value-type="float" office:value="4">
            <text:p>4</text:p>
          </table:table-cell>
          <table:table-cell table:formula="of:=IF(AND([.A9]&lt;&gt;&quot;&quot;;[.F$4]=[.A9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 office:value-type="float" office:value="3">
            <text:p>3</text:p>
          </table:table-cell>
          <table:table-cell table:formula="of:=IF(AND([.A10]&lt;&gt;&quot;&quot;;[.F$4]=[.A10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 office:value-type="float" office:value="0">
            <text:p>0</text:p>
          </table:table-cell>
          <table:table-cell table:formula="of:=IF(AND([.A11]&lt;&gt;&quot;&quot;;[.F$4]=[.A11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 office:value-type="float" office:value="23">
            <text:p>23</text:p>
          </table:table-cell>
          <table:table-cell table:formula="of:=IF(AND([.A12]&lt;&gt;&quot;&quot;;[.F$4]=[.A12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 office:value-type="float" office:value="4">
            <text:p>4</text:p>
          </table:table-cell>
          <table:table-cell table:formula="of:=IF(AND([.A13]&lt;&gt;&quot;&quot;;[.F$4]=[.A13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 office:value-type="float" office:value="-4">
            <text:p>-4</text:p>
          </table:table-cell>
          <table:table-cell table:formula="of:=IF(AND([.A14]&lt;&gt;&quot;&quot;;[.F$4]=[.A14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 office:value-type="float" office:value="78">
            <text:p>78</text:p>
          </table:table-cell>
          <table:table-cell table:formula="of:=IF(AND([.A15]&lt;&gt;&quot;&quot;;[.F$4]=[.A15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 office:value-type="float" office:value="43">
            <text:p>43</text:p>
          </table:table-cell>
          <table:table-cell table:formula="of:=IF(AND([.A16]&lt;&gt;&quot;&quot;;[.F$4]=[.A16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 office:value-type="float" office:value="2">
            <text:p>2</text:p>
          </table:table-cell>
          <table:table-cell table:formula="of:=IF(AND([.A17]&lt;&gt;&quot;&quot;;[.F$4]=[.A17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 office:value-type="float" office:value="1">
            <text:p>1</text:p>
          </table:table-cell>
          <table:table-cell table:formula="of:=IF(AND([.A18]&lt;&gt;&quot;&quot;;[.F$4]=[.A18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9]&lt;&gt;&quot;&quot;;[.F$4]=[.A19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0]&lt;&gt;&quot;&quot;;[.F$4]=[.A20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1]&lt;&gt;&quot;&quot;;[.F$4]=[.A21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2]&lt;&gt;&quot;&quot;;[.F$4]=[.A22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3]&lt;&gt;&quot;&quot;;[.F$4]=[.A23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4]&lt;&gt;&quot;&quot;;[.F$4]=[.A24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5]&lt;&gt;&quot;&quot;;[.F$4]=[.A25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6]&lt;&gt;&quot;&quot;;[.F$4]=[.A26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7]&lt;&gt;&quot;&quot;;[.F$4]=[.A27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8]&lt;&gt;&quot;&quot;;[.F$4]=[.A28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9]&lt;&gt;&quot;&quot;;[.F$4]=[.A29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0]&lt;&gt;&quot;&quot;;[.F$4]=[.A30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1]&lt;&gt;&quot;&quot;;[.F$4]=[.A31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2]&lt;&gt;&quot;&quot;;[.F$4]=[.A32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3]&lt;&gt;&quot;&quot;;[.F$4]=[.A33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4]&lt;&gt;&quot;&quot;;[.F$4]=[.A34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5]&lt;&gt;&quot;&quot;;[.F$4]=[.A35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6]&lt;&gt;&quot;&quot;;[.F$4]=[.A36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7]&lt;&gt;&quot;&quot;;[.F$4]=[.A37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8]&lt;&gt;&quot;&quot;;[.F$4]=[.A38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9]&lt;&gt;&quot;&quot;;[.F$4]=[.A39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0]&lt;&gt;&quot;&quot;;[.F$4]=[.A40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1]&lt;&gt;&quot;&quot;;[.F$4]=[.A41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2]&lt;&gt;&quot;&quot;;[.F$4]=[.A42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3]&lt;&gt;&quot;&quot;;[.F$4]=[.A43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4]&lt;&gt;&quot;&quot;;[.F$4]=[.A44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5]&lt;&gt;&quot;&quot;;[.F$4]=[.A45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6]&lt;&gt;&quot;&quot;;[.F$4]=[.A46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7]&lt;&gt;&quot;&quot;;[.F$4]=[.A47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8]&lt;&gt;&quot;&quot;;[.F$4]=[.A48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9]&lt;&gt;&quot;&quot;;[.F$4]=[.A49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50]&lt;&gt;&quot;&quot;;[.F$4]=[.A50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51]&lt;&gt;&quot;&quot;;[.F$4]=[.A51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52]&lt;&gt;&quot;&quot;;[.F$4]=[.A52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53]&lt;&gt;&quot;&quot;;[.F$4]=[.A53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54]&lt;&gt;&quot;&quot;;[.F$4]=[.A54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55]&lt;&gt;&quot;&quot;;[.F$4]=[.A55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56]&lt;&gt;&quot;&quot;;[.F$4]=[.A56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57]&lt;&gt;&quot;&quot;;[.F$4]=[.A57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58]&lt;&gt;&quot;&quot;;[.F$4]=[.A58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59]&lt;&gt;&quot;&quot;;[.F$4]=[.A59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60]&lt;&gt;&quot;&quot;;[.F$4]=[.A60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61]&lt;&gt;&quot;&quot;;[.F$4]=[.A61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62]&lt;&gt;&quot;&quot;;[.F$4]=[.A62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63]&lt;&gt;&quot;&quot;;[.F$4]=[.A63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64]&lt;&gt;&quot;&quot;;[.F$4]=[.A64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65]&lt;&gt;&quot;&quot;;[.F$4]=[.A65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66]&lt;&gt;&quot;&quot;;[.F$4]=[.A66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67]&lt;&gt;&quot;&quot;;[.F$4]=[.A67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68]&lt;&gt;&quot;&quot;;[.F$4]=[.A68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69]&lt;&gt;&quot;&quot;;[.F$4]=[.A69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70]&lt;&gt;&quot;&quot;;[.F$4]=[.A70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71]&lt;&gt;&quot;&quot;;[.F$4]=[.A71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72]&lt;&gt;&quot;&quot;;[.F$4]=[.A72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73]&lt;&gt;&quot;&quot;;[.F$4]=[.A73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74]&lt;&gt;&quot;&quot;;[.F$4]=[.A74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75]&lt;&gt;&quot;&quot;;[.F$4]=[.A75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76]&lt;&gt;&quot;&quot;;[.F$4]=[.A76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77]&lt;&gt;&quot;&quot;;[.F$4]=[.A77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78]&lt;&gt;&quot;&quot;;[.F$4]=[.A78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79]&lt;&gt;&quot;&quot;;[.F$4]=[.A79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80]&lt;&gt;&quot;&quot;;[.F$4]=[.A80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81]&lt;&gt;&quot;&quot;;[.F$4]=[.A81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82]&lt;&gt;&quot;&quot;;[.F$4]=[.A82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83]&lt;&gt;&quot;&quot;;[.F$4]=[.A83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84]&lt;&gt;&quot;&quot;;[.F$4]=[.A84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85]&lt;&gt;&quot;&quot;;[.F$4]=[.A85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86]&lt;&gt;&quot;&quot;;[.F$4]=[.A86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87]&lt;&gt;&quot;&quot;;[.F$4]=[.A87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88]&lt;&gt;&quot;&quot;;[.F$4]=[.A88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89]&lt;&gt;&quot;&quot;;[.F$4]=[.A89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90]&lt;&gt;&quot;&quot;;[.F$4]=[.A90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91]&lt;&gt;&quot;&quot;;[.F$4]=[.A91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92]&lt;&gt;&quot;&quot;;[.F$4]=[.A92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93]&lt;&gt;&quot;&quot;;[.F$4]=[.A93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94]&lt;&gt;&quot;&quot;;[.F$4]=[.A94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95]&lt;&gt;&quot;&quot;;[.F$4]=[.A95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96]&lt;&gt;&quot;&quot;;[.F$4]=[.A96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97]&lt;&gt;&quot;&quot;;[.F$4]=[.A97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98]&lt;&gt;&quot;&quot;;[.F$4]=[.A98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99]&lt;&gt;&quot;&quot;;[.F$4]=[.A99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00]&lt;&gt;&quot;&quot;;[.F$4]=[.A100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01]&lt;&gt;&quot;&quot;;[.F$4]=[.A101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02]&lt;&gt;&quot;&quot;;[.F$4]=[.A102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03]&lt;&gt;&quot;&quot;;[.F$4]=[.A103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04]&lt;&gt;&quot;&quot;;[.F$4]=[.A104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05]&lt;&gt;&quot;&quot;;[.F$4]=[.A105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06]&lt;&gt;&quot;&quot;;[.F$4]=[.A106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07]&lt;&gt;&quot;&quot;;[.F$4]=[.A107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08]&lt;&gt;&quot;&quot;;[.F$4]=[.A108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09]&lt;&gt;&quot;&quot;;[.F$4]=[.A109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10]&lt;&gt;&quot;&quot;;[.F$4]=[.A110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11]&lt;&gt;&quot;&quot;;[.F$4]=[.A111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12]&lt;&gt;&quot;&quot;;[.F$4]=[.A112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13]&lt;&gt;&quot;&quot;;[.F$4]=[.A113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14]&lt;&gt;&quot;&quot;;[.F$4]=[.A114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15]&lt;&gt;&quot;&quot;;[.F$4]=[.A115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16]&lt;&gt;&quot;&quot;;[.F$4]=[.A116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17]&lt;&gt;&quot;&quot;;[.F$4]=[.A117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18]&lt;&gt;&quot;&quot;;[.F$4]=[.A118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19]&lt;&gt;&quot;&quot;;[.F$4]=[.A119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20]&lt;&gt;&quot;&quot;;[.F$4]=[.A120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21]&lt;&gt;&quot;&quot;;[.F$4]=[.A121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22]&lt;&gt;&quot;&quot;;[.F$4]=[.A122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23]&lt;&gt;&quot;&quot;;[.F$4]=[.A123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24]&lt;&gt;&quot;&quot;;[.F$4]=[.A124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25]&lt;&gt;&quot;&quot;;[.F$4]=[.A125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26]&lt;&gt;&quot;&quot;;[.F$4]=[.A126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27]&lt;&gt;&quot;&quot;;[.F$4]=[.A127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28]&lt;&gt;&quot;&quot;;[.F$4]=[.A128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29]&lt;&gt;&quot;&quot;;[.F$4]=[.A129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30]&lt;&gt;&quot;&quot;;[.F$4]=[.A130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31]&lt;&gt;&quot;&quot;;[.F$4]=[.A131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32]&lt;&gt;&quot;&quot;;[.F$4]=[.A132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33]&lt;&gt;&quot;&quot;;[.F$4]=[.A133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34]&lt;&gt;&quot;&quot;;[.F$4]=[.A134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35]&lt;&gt;&quot;&quot;;[.F$4]=[.A135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36]&lt;&gt;&quot;&quot;;[.F$4]=[.A136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37]&lt;&gt;&quot;&quot;;[.F$4]=[.A137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38]&lt;&gt;&quot;&quot;;[.F$4]=[.A138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39]&lt;&gt;&quot;&quot;;[.F$4]=[.A139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40]&lt;&gt;&quot;&quot;;[.F$4]=[.A140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41]&lt;&gt;&quot;&quot;;[.F$4]=[.A141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42]&lt;&gt;&quot;&quot;;[.F$4]=[.A142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43]&lt;&gt;&quot;&quot;;[.F$4]=[.A143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44]&lt;&gt;&quot;&quot;;[.F$4]=[.A144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45]&lt;&gt;&quot;&quot;;[.F$4]=[.A145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46]&lt;&gt;&quot;&quot;;[.F$4]=[.A146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47]&lt;&gt;&quot;&quot;;[.F$4]=[.A147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48]&lt;&gt;&quot;&quot;;[.F$4]=[.A148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49]&lt;&gt;&quot;&quot;;[.F$4]=[.A149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50]&lt;&gt;&quot;&quot;;[.F$4]=[.A150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51]&lt;&gt;&quot;&quot;;[.F$4]=[.A151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52]&lt;&gt;&quot;&quot;;[.F$4]=[.A152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53]&lt;&gt;&quot;&quot;;[.F$4]=[.A153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54]&lt;&gt;&quot;&quot;;[.F$4]=[.A154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55]&lt;&gt;&quot;&quot;;[.F$4]=[.A155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56]&lt;&gt;&quot;&quot;;[.F$4]=[.A156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57]&lt;&gt;&quot;&quot;;[.F$4]=[.A157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58]&lt;&gt;&quot;&quot;;[.F$4]=[.A158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59]&lt;&gt;&quot;&quot;;[.F$4]=[.A159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60]&lt;&gt;&quot;&quot;;[.F$4]=[.A160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61]&lt;&gt;&quot;&quot;;[.F$4]=[.A161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62]&lt;&gt;&quot;&quot;;[.F$4]=[.A162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63]&lt;&gt;&quot;&quot;;[.F$4]=[.A163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64]&lt;&gt;&quot;&quot;;[.F$4]=[.A164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65]&lt;&gt;&quot;&quot;;[.F$4]=[.A165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66]&lt;&gt;&quot;&quot;;[.F$4]=[.A166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67]&lt;&gt;&quot;&quot;;[.F$4]=[.A167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68]&lt;&gt;&quot;&quot;;[.F$4]=[.A168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69]&lt;&gt;&quot;&quot;;[.F$4]=[.A169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70]&lt;&gt;&quot;&quot;;[.F$4]=[.A170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71]&lt;&gt;&quot;&quot;;[.F$4]=[.A171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72]&lt;&gt;&quot;&quot;;[.F$4]=[.A172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73]&lt;&gt;&quot;&quot;;[.F$4]=[.A173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74]&lt;&gt;&quot;&quot;;[.F$4]=[.A174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75]&lt;&gt;&quot;&quot;;[.F$4]=[.A175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76]&lt;&gt;&quot;&quot;;[.F$4]=[.A176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77]&lt;&gt;&quot;&quot;;[.F$4]=[.A177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78]&lt;&gt;&quot;&quot;;[.F$4]=[.A178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79]&lt;&gt;&quot;&quot;;[.F$4]=[.A179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80]&lt;&gt;&quot;&quot;;[.F$4]=[.A180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81]&lt;&gt;&quot;&quot;;[.F$4]=[.A181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82]&lt;&gt;&quot;&quot;;[.F$4]=[.A182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83]&lt;&gt;&quot;&quot;;[.F$4]=[.A183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84]&lt;&gt;&quot;&quot;;[.F$4]=[.A184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85]&lt;&gt;&quot;&quot;;[.F$4]=[.A185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86]&lt;&gt;&quot;&quot;;[.F$4]=[.A186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87]&lt;&gt;&quot;&quot;;[.F$4]=[.A187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88]&lt;&gt;&quot;&quot;;[.F$4]=[.A188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89]&lt;&gt;&quot;&quot;;[.F$4]=[.A189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90]&lt;&gt;&quot;&quot;;[.F$4]=[.A190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91]&lt;&gt;&quot;&quot;;[.F$4]=[.A191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92]&lt;&gt;&quot;&quot;;[.F$4]=[.A192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93]&lt;&gt;&quot;&quot;;[.F$4]=[.A193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94]&lt;&gt;&quot;&quot;;[.F$4]=[.A194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95]&lt;&gt;&quot;&quot;;[.F$4]=[.A195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96]&lt;&gt;&quot;&quot;;[.F$4]=[.A196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97]&lt;&gt;&quot;&quot;;[.F$4]=[.A197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98]&lt;&gt;&quot;&quot;;[.F$4]=[.A198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199]&lt;&gt;&quot;&quot;;[.F$4]=[.A199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00]&lt;&gt;&quot;&quot;;[.F$4]=[.A200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01]&lt;&gt;&quot;&quot;;[.F$4]=[.A201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02]&lt;&gt;&quot;&quot;;[.F$4]=[.A202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03]&lt;&gt;&quot;&quot;;[.F$4]=[.A203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04]&lt;&gt;&quot;&quot;;[.F$4]=[.A204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05]&lt;&gt;&quot;&quot;;[.F$4]=[.A205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06]&lt;&gt;&quot;&quot;;[.F$4]=[.A206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07]&lt;&gt;&quot;&quot;;[.F$4]=[.A207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08]&lt;&gt;&quot;&quot;;[.F$4]=[.A208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09]&lt;&gt;&quot;&quot;;[.F$4]=[.A209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10]&lt;&gt;&quot;&quot;;[.F$4]=[.A210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11]&lt;&gt;&quot;&quot;;[.F$4]=[.A211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12]&lt;&gt;&quot;&quot;;[.F$4]=[.A212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13]&lt;&gt;&quot;&quot;;[.F$4]=[.A213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14]&lt;&gt;&quot;&quot;;[.F$4]=[.A214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15]&lt;&gt;&quot;&quot;;[.F$4]=[.A215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16]&lt;&gt;&quot;&quot;;[.F$4]=[.A216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17]&lt;&gt;&quot;&quot;;[.F$4]=[.A217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18]&lt;&gt;&quot;&quot;;[.F$4]=[.A218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19]&lt;&gt;&quot;&quot;;[.F$4]=[.A219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20]&lt;&gt;&quot;&quot;;[.F$4]=[.A220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21]&lt;&gt;&quot;&quot;;[.F$4]=[.A221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22]&lt;&gt;&quot;&quot;;[.F$4]=[.A222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23]&lt;&gt;&quot;&quot;;[.F$4]=[.A223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24]&lt;&gt;&quot;&quot;;[.F$4]=[.A224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25]&lt;&gt;&quot;&quot;;[.F$4]=[.A225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26]&lt;&gt;&quot;&quot;;[.F$4]=[.A226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27]&lt;&gt;&quot;&quot;;[.F$4]=[.A227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28]&lt;&gt;&quot;&quot;;[.F$4]=[.A228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29]&lt;&gt;&quot;&quot;;[.F$4]=[.A229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30]&lt;&gt;&quot;&quot;;[.F$4]=[.A230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31]&lt;&gt;&quot;&quot;;[.F$4]=[.A231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32]&lt;&gt;&quot;&quot;;[.F$4]=[.A232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33]&lt;&gt;&quot;&quot;;[.F$4]=[.A233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34]&lt;&gt;&quot;&quot;;[.F$4]=[.A234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35]&lt;&gt;&quot;&quot;;[.F$4]=[.A235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36]&lt;&gt;&quot;&quot;;[.F$4]=[.A236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37]&lt;&gt;&quot;&quot;;[.F$4]=[.A237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38]&lt;&gt;&quot;&quot;;[.F$4]=[.A238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39]&lt;&gt;&quot;&quot;;[.F$4]=[.A239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40]&lt;&gt;&quot;&quot;;[.F$4]=[.A240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41]&lt;&gt;&quot;&quot;;[.F$4]=[.A241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42]&lt;&gt;&quot;&quot;;[.F$4]=[.A242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43]&lt;&gt;&quot;&quot;;[.F$4]=[.A243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44]&lt;&gt;&quot;&quot;;[.F$4]=[.A244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45]&lt;&gt;&quot;&quot;;[.F$4]=[.A245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46]&lt;&gt;&quot;&quot;;[.F$4]=[.A246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47]&lt;&gt;&quot;&quot;;[.F$4]=[.A247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48]&lt;&gt;&quot;&quot;;[.F$4]=[.A248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49]&lt;&gt;&quot;&quot;;[.F$4]=[.A249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50]&lt;&gt;&quot;&quot;;[.F$4]=[.A250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51]&lt;&gt;&quot;&quot;;[.F$4]=[.A251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52]&lt;&gt;&quot;&quot;;[.F$4]=[.A252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53]&lt;&gt;&quot;&quot;;[.F$4]=[.A253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54]&lt;&gt;&quot;&quot;;[.F$4]=[.A254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55]&lt;&gt;&quot;&quot;;[.F$4]=[.A255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56]&lt;&gt;&quot;&quot;;[.F$4]=[.A256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57]&lt;&gt;&quot;&quot;;[.F$4]=[.A257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58]&lt;&gt;&quot;&quot;;[.F$4]=[.A258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59]&lt;&gt;&quot;&quot;;[.F$4]=[.A259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60]&lt;&gt;&quot;&quot;;[.F$4]=[.A260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61]&lt;&gt;&quot;&quot;;[.F$4]=[.A261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62]&lt;&gt;&quot;&quot;;[.F$4]=[.A262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63]&lt;&gt;&quot;&quot;;[.F$4]=[.A263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64]&lt;&gt;&quot;&quot;;[.F$4]=[.A264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65]&lt;&gt;&quot;&quot;;[.F$4]=[.A265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66]&lt;&gt;&quot;&quot;;[.F$4]=[.A266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67]&lt;&gt;&quot;&quot;;[.F$4]=[.A267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68]&lt;&gt;&quot;&quot;;[.F$4]=[.A268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69]&lt;&gt;&quot;&quot;;[.F$4]=[.A269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70]&lt;&gt;&quot;&quot;;[.F$4]=[.A270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71]&lt;&gt;&quot;&quot;;[.F$4]=[.A271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72]&lt;&gt;&quot;&quot;;[.F$4]=[.A272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73]&lt;&gt;&quot;&quot;;[.F$4]=[.A273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74]&lt;&gt;&quot;&quot;;[.F$4]=[.A274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75]&lt;&gt;&quot;&quot;;[.F$4]=[.A275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76]&lt;&gt;&quot;&quot;;[.F$4]=[.A276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77]&lt;&gt;&quot;&quot;;[.F$4]=[.A277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78]&lt;&gt;&quot;&quot;;[.F$4]=[.A278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79]&lt;&gt;&quot;&quot;;[.F$4]=[.A279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80]&lt;&gt;&quot;&quot;;[.F$4]=[.A280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81]&lt;&gt;&quot;&quot;;[.F$4]=[.A281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82]&lt;&gt;&quot;&quot;;[.F$4]=[.A282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83]&lt;&gt;&quot;&quot;;[.F$4]=[.A283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84]&lt;&gt;&quot;&quot;;[.F$4]=[.A284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85]&lt;&gt;&quot;&quot;;[.F$4]=[.A285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86]&lt;&gt;&quot;&quot;;[.F$4]=[.A286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87]&lt;&gt;&quot;&quot;;[.F$4]=[.A287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88]&lt;&gt;&quot;&quot;;[.F$4]=[.A288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89]&lt;&gt;&quot;&quot;;[.F$4]=[.A289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90]&lt;&gt;&quot;&quot;;[.F$4]=[.A290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91]&lt;&gt;&quot;&quot;;[.F$4]=[.A291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92]&lt;&gt;&quot;&quot;;[.F$4]=[.A292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93]&lt;&gt;&quot;&quot;;[.F$4]=[.A293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94]&lt;&gt;&quot;&quot;;[.F$4]=[.A294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95]&lt;&gt;&quot;&quot;;[.F$4]=[.A295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96]&lt;&gt;&quot;&quot;;[.F$4]=[.A296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97]&lt;&gt;&quot;&quot;;[.F$4]=[.A297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98]&lt;&gt;&quot;&quot;;[.F$4]=[.A298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299]&lt;&gt;&quot;&quot;;[.F$4]=[.A299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00]&lt;&gt;&quot;&quot;;[.F$4]=[.A300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01]&lt;&gt;&quot;&quot;;[.F$4]=[.A301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02]&lt;&gt;&quot;&quot;;[.F$4]=[.A302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03]&lt;&gt;&quot;&quot;;[.F$4]=[.A303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04]&lt;&gt;&quot;&quot;;[.F$4]=[.A304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05]&lt;&gt;&quot;&quot;;[.F$4]=[.A305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06]&lt;&gt;&quot;&quot;;[.F$4]=[.A306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07]&lt;&gt;&quot;&quot;;[.F$4]=[.A307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08]&lt;&gt;&quot;&quot;;[.F$4]=[.A308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09]&lt;&gt;&quot;&quot;;[.F$4]=[.A309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10]&lt;&gt;&quot;&quot;;[.F$4]=[.A310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11]&lt;&gt;&quot;&quot;;[.F$4]=[.A311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12]&lt;&gt;&quot;&quot;;[.F$4]=[.A312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13]&lt;&gt;&quot;&quot;;[.F$4]=[.A313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14]&lt;&gt;&quot;&quot;;[.F$4]=[.A314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15]&lt;&gt;&quot;&quot;;[.F$4]=[.A315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16]&lt;&gt;&quot;&quot;;[.F$4]=[.A316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17]&lt;&gt;&quot;&quot;;[.F$4]=[.A317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18]&lt;&gt;&quot;&quot;;[.F$4]=[.A318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19]&lt;&gt;&quot;&quot;;[.F$4]=[.A319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20]&lt;&gt;&quot;&quot;;[.F$4]=[.A320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21]&lt;&gt;&quot;&quot;;[.F$4]=[.A321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22]&lt;&gt;&quot;&quot;;[.F$4]=[.A322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23]&lt;&gt;&quot;&quot;;[.F$4]=[.A323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24]&lt;&gt;&quot;&quot;;[.F$4]=[.A324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25]&lt;&gt;&quot;&quot;;[.F$4]=[.A325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26]&lt;&gt;&quot;&quot;;[.F$4]=[.A326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27]&lt;&gt;&quot;&quot;;[.F$4]=[.A327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28]&lt;&gt;&quot;&quot;;[.F$4]=[.A328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29]&lt;&gt;&quot;&quot;;[.F$4]=[.A329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30]&lt;&gt;&quot;&quot;;[.F$4]=[.A330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31]&lt;&gt;&quot;&quot;;[.F$4]=[.A331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32]&lt;&gt;&quot;&quot;;[.F$4]=[.A332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33]&lt;&gt;&quot;&quot;;[.F$4]=[.A333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34]&lt;&gt;&quot;&quot;;[.F$4]=[.A334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35]&lt;&gt;&quot;&quot;;[.F$4]=[.A335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36]&lt;&gt;&quot;&quot;;[.F$4]=[.A336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37]&lt;&gt;&quot;&quot;;[.F$4]=[.A337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38]&lt;&gt;&quot;&quot;;[.F$4]=[.A338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39]&lt;&gt;&quot;&quot;;[.F$4]=[.A339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40]&lt;&gt;&quot;&quot;;[.F$4]=[.A340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41]&lt;&gt;&quot;&quot;;[.F$4]=[.A341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42]&lt;&gt;&quot;&quot;;[.F$4]=[.A342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43]&lt;&gt;&quot;&quot;;[.F$4]=[.A343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44]&lt;&gt;&quot;&quot;;[.F$4]=[.A344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45]&lt;&gt;&quot;&quot;;[.F$4]=[.A345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46]&lt;&gt;&quot;&quot;;[.F$4]=[.A346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47]&lt;&gt;&quot;&quot;;[.F$4]=[.A347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48]&lt;&gt;&quot;&quot;;[.F$4]=[.A348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49]&lt;&gt;&quot;&quot;;[.F$4]=[.A349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50]&lt;&gt;&quot;&quot;;[.F$4]=[.A350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51]&lt;&gt;&quot;&quot;;[.F$4]=[.A351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52]&lt;&gt;&quot;&quot;;[.F$4]=[.A352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53]&lt;&gt;&quot;&quot;;[.F$4]=[.A353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54]&lt;&gt;&quot;&quot;;[.F$4]=[.A354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55]&lt;&gt;&quot;&quot;;[.F$4]=[.A355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56]&lt;&gt;&quot;&quot;;[.F$4]=[.A356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57]&lt;&gt;&quot;&quot;;[.F$4]=[.A357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58]&lt;&gt;&quot;&quot;;[.F$4]=[.A358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59]&lt;&gt;&quot;&quot;;[.F$4]=[.A359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60]&lt;&gt;&quot;&quot;;[.F$4]=[.A360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61]&lt;&gt;&quot;&quot;;[.F$4]=[.A361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62]&lt;&gt;&quot;&quot;;[.F$4]=[.A362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63]&lt;&gt;&quot;&quot;;[.F$4]=[.A363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64]&lt;&gt;&quot;&quot;;[.F$4]=[.A364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65]&lt;&gt;&quot;&quot;;[.F$4]=[.A365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66]&lt;&gt;&quot;&quot;;[.F$4]=[.A366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67]&lt;&gt;&quot;&quot;;[.F$4]=[.A367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68]&lt;&gt;&quot;&quot;;[.F$4]=[.A368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69]&lt;&gt;&quot;&quot;;[.F$4]=[.A369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70]&lt;&gt;&quot;&quot;;[.F$4]=[.A370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71]&lt;&gt;&quot;&quot;;[.F$4]=[.A371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72]&lt;&gt;&quot;&quot;;[.F$4]=[.A372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73]&lt;&gt;&quot;&quot;;[.F$4]=[.A373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74]&lt;&gt;&quot;&quot;;[.F$4]=[.A374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75]&lt;&gt;&quot;&quot;;[.F$4]=[.A375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76]&lt;&gt;&quot;&quot;;[.F$4]=[.A376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77]&lt;&gt;&quot;&quot;;[.F$4]=[.A377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78]&lt;&gt;&quot;&quot;;[.F$4]=[.A378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79]&lt;&gt;&quot;&quot;;[.F$4]=[.A379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80]&lt;&gt;&quot;&quot;;[.F$4]=[.A380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81]&lt;&gt;&quot;&quot;;[.F$4]=[.A381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82]&lt;&gt;&quot;&quot;;[.F$4]=[.A382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83]&lt;&gt;&quot;&quot;;[.F$4]=[.A383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84]&lt;&gt;&quot;&quot;;[.F$4]=[.A384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85]&lt;&gt;&quot;&quot;;[.F$4]=[.A385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86]&lt;&gt;&quot;&quot;;[.F$4]=[.A386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87]&lt;&gt;&quot;&quot;;[.F$4]=[.A387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88]&lt;&gt;&quot;&quot;;[.F$4]=[.A388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89]&lt;&gt;&quot;&quot;;[.F$4]=[.A389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90]&lt;&gt;&quot;&quot;;[.F$4]=[.A390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91]&lt;&gt;&quot;&quot;;[.F$4]=[.A391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92]&lt;&gt;&quot;&quot;;[.F$4]=[.A392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93]&lt;&gt;&quot;&quot;;[.F$4]=[.A393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94]&lt;&gt;&quot;&quot;;[.F$4]=[.A394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95]&lt;&gt;&quot;&quot;;[.F$4]=[.A395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96]&lt;&gt;&quot;&quot;;[.F$4]=[.A396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97]&lt;&gt;&quot;&quot;;[.F$4]=[.A397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98]&lt;&gt;&quot;&quot;;[.F$4]=[.A398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399]&lt;&gt;&quot;&quot;;[.F$4]=[.A399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00]&lt;&gt;&quot;&quot;;[.F$4]=[.A400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01]&lt;&gt;&quot;&quot;;[.F$4]=[.A401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02]&lt;&gt;&quot;&quot;;[.F$4]=[.A402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03]&lt;&gt;&quot;&quot;;[.F$4]=[.A403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04]&lt;&gt;&quot;&quot;;[.F$4]=[.A404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05]&lt;&gt;&quot;&quot;;[.F$4]=[.A405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06]&lt;&gt;&quot;&quot;;[.F$4]=[.A406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07]&lt;&gt;&quot;&quot;;[.F$4]=[.A407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08]&lt;&gt;&quot;&quot;;[.F$4]=[.A408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09]&lt;&gt;&quot;&quot;;[.F$4]=[.A409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10]&lt;&gt;&quot;&quot;;[.F$4]=[.A410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11]&lt;&gt;&quot;&quot;;[.F$4]=[.A411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12]&lt;&gt;&quot;&quot;;[.F$4]=[.A412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13]&lt;&gt;&quot;&quot;;[.F$4]=[.A413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14]&lt;&gt;&quot;&quot;;[.F$4]=[.A414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15]&lt;&gt;&quot;&quot;;[.F$4]=[.A415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16]&lt;&gt;&quot;&quot;;[.F$4]=[.A416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17]&lt;&gt;&quot;&quot;;[.F$4]=[.A417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18]&lt;&gt;&quot;&quot;;[.F$4]=[.A418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19]&lt;&gt;&quot;&quot;;[.F$4]=[.A419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20]&lt;&gt;&quot;&quot;;[.F$4]=[.A420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21]&lt;&gt;&quot;&quot;;[.F$4]=[.A421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22]&lt;&gt;&quot;&quot;;[.F$4]=[.A422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23]&lt;&gt;&quot;&quot;;[.F$4]=[.A423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24]&lt;&gt;&quot;&quot;;[.F$4]=[.A424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25]&lt;&gt;&quot;&quot;;[.F$4]=[.A425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26]&lt;&gt;&quot;&quot;;[.F$4]=[.A426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27]&lt;&gt;&quot;&quot;;[.F$4]=[.A427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28]&lt;&gt;&quot;&quot;;[.F$4]=[.A428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29]&lt;&gt;&quot;&quot;;[.F$4]=[.A429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30]&lt;&gt;&quot;&quot;;[.F$4]=[.A430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31]&lt;&gt;&quot;&quot;;[.F$4]=[.A431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32]&lt;&gt;&quot;&quot;;[.F$4]=[.A432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33]&lt;&gt;&quot;&quot;;[.F$4]=[.A433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34]&lt;&gt;&quot;&quot;;[.F$4]=[.A434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35]&lt;&gt;&quot;&quot;;[.F$4]=[.A435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36]&lt;&gt;&quot;&quot;;[.F$4]=[.A436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37]&lt;&gt;&quot;&quot;;[.F$4]=[.A437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38]&lt;&gt;&quot;&quot;;[.F$4]=[.A438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39]&lt;&gt;&quot;&quot;;[.F$4]=[.A439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40]&lt;&gt;&quot;&quot;;[.F$4]=[.A440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41]&lt;&gt;&quot;&quot;;[.F$4]=[.A441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42]&lt;&gt;&quot;&quot;;[.F$4]=[.A442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43]&lt;&gt;&quot;&quot;;[.F$4]=[.A443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44]&lt;&gt;&quot;&quot;;[.F$4]=[.A444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45]&lt;&gt;&quot;&quot;;[.F$4]=[.A445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46]&lt;&gt;&quot;&quot;;[.F$4]=[.A446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47]&lt;&gt;&quot;&quot;;[.F$4]=[.A447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48]&lt;&gt;&quot;&quot;;[.F$4]=[.A448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49]&lt;&gt;&quot;&quot;;[.F$4]=[.A449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50]&lt;&gt;&quot;&quot;;[.F$4]=[.A450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51]&lt;&gt;&quot;&quot;;[.F$4]=[.A451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52]&lt;&gt;&quot;&quot;;[.F$4]=[.A452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53]&lt;&gt;&quot;&quot;;[.F$4]=[.A453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54]&lt;&gt;&quot;&quot;;[.F$4]=[.A454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55]&lt;&gt;&quot;&quot;;[.F$4]=[.A455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56]&lt;&gt;&quot;&quot;;[.F$4]=[.A456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57]&lt;&gt;&quot;&quot;;[.F$4]=[.A457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58]&lt;&gt;&quot;&quot;;[.F$4]=[.A458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59]&lt;&gt;&quot;&quot;;[.F$4]=[.A459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60]&lt;&gt;&quot;&quot;;[.F$4]=[.A460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61]&lt;&gt;&quot;&quot;;[.F$4]=[.A461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62]&lt;&gt;&quot;&quot;;[.F$4]=[.A462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63]&lt;&gt;&quot;&quot;;[.F$4]=[.A463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64]&lt;&gt;&quot;&quot;;[.F$4]=[.A464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65]&lt;&gt;&quot;&quot;;[.F$4]=[.A465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66]&lt;&gt;&quot;&quot;;[.F$4]=[.A466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67]&lt;&gt;&quot;&quot;;[.F$4]=[.A467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68]&lt;&gt;&quot;&quot;;[.F$4]=[.A468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69]&lt;&gt;&quot;&quot;;[.F$4]=[.A469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70]&lt;&gt;&quot;&quot;;[.F$4]=[.A470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71]&lt;&gt;&quot;&quot;;[.F$4]=[.A471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72]&lt;&gt;&quot;&quot;;[.F$4]=[.A472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73]&lt;&gt;&quot;&quot;;[.F$4]=[.A473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74]&lt;&gt;&quot;&quot;;[.F$4]=[.A474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75]&lt;&gt;&quot;&quot;;[.F$4]=[.A475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76]&lt;&gt;&quot;&quot;;[.F$4]=[.A476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77]&lt;&gt;&quot;&quot;;[.F$4]=[.A477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78]&lt;&gt;&quot;&quot;;[.F$4]=[.A478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79]&lt;&gt;&quot;&quot;;[.F$4]=[.A479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80]&lt;&gt;&quot;&quot;;[.F$4]=[.A480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81]&lt;&gt;&quot;&quot;;[.F$4]=[.A481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82]&lt;&gt;&quot;&quot;;[.F$4]=[.A482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83]&lt;&gt;&quot;&quot;;[.F$4]=[.A483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84]&lt;&gt;&quot;&quot;;[.F$4]=[.A484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85]&lt;&gt;&quot;&quot;;[.F$4]=[.A485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86]&lt;&gt;&quot;&quot;;[.F$4]=[.A486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87]&lt;&gt;&quot;&quot;;[.F$4]=[.A487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88]&lt;&gt;&quot;&quot;;[.F$4]=[.A488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89]&lt;&gt;&quot;&quot;;[.F$4]=[.A489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90]&lt;&gt;&quot;&quot;;[.F$4]=[.A490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91]&lt;&gt;&quot;&quot;;[.F$4]=[.A491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92]&lt;&gt;&quot;&quot;;[.F$4]=[.A492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93]&lt;&gt;&quot;&quot;;[.F$4]=[.A493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94]&lt;&gt;&quot;&quot;;[.F$4]=[.A494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95]&lt;&gt;&quot;&quot;;[.F$4]=[.A495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96]&lt;&gt;&quot;&quot;;[.F$4]=[.A496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97]&lt;&gt;&quot;&quot;;[.F$4]=[.A497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98]&lt;&gt;&quot;&quot;;[.F$4]=[.A498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499]&lt;&gt;&quot;&quot;;[.F$4]=[.A499]);1;0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AND([.A500]&lt;&gt;&quot;&quot;;[.F$4]=[.A500]);1;0)" office:value-type="float" office:value="0">
            <text:p>0</text:p>
          </table:table-cell>
          <table:table-cell table:number-columns-repeated="1022"/>
        </table:table-row>
        <table:table-row table:style-name="ro6" table:number-rows-repeated="6503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 CE" svg:font-family="'Arial CE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zł</number:text>
    </number:number-style>
    <number:number-style style:name="N110">
      <number:text>-</number:text>
      <number:number number: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zł</number:text>
    </number:number-style>
    <number:number-style style:name="N113">
      <number:text>-</number:text>
      <number:number number: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  </number:text>
    </number:number-style>
    <number:number-style style:name="N122P1" style:volatile="true">
      <number:text>-</number:text>
      <number:number number:decimal-places="0" number:min-integer-digits="1" number:grouping="true"/>
      <number:text>      </number:text>
    </number:number-style>
    <number:number-style style:name="N122P2" style:volatile="true">
      <number:text> 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zł </number:text>
    </number:number-style>
    <number:number-style style:name="N126P1" style:volatile="true">
      <number:text>-</number:text>
      <number:number number:decimal-places="0" number:min-integer-digits="1" number:grouping="true"/>
      <number:text> zł </number:text>
    </number:number-style>
    <number:number-style style:name="N126P2" style:volatile="true">
      <number:text> - zł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  </number:text>
    </number:number-style>
    <number:number-style style:name="N130P1" style:volatile="true">
      <number:text>-</number:text>
      <number:number number:decimal-places="2" number:min-integer-digits="1" number:grouping="true"/>
      <number:text>      </number:text>
    </number:number-style>
    <number:number-style style:name="N130P2" style:volatile="true">
      <number:text> -</number:text>
      <number:number number: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zł </number:text>
    </number:number-style>
    <number:number-style style:name="N134P1" style:volatile="true">
      <number:text>-</number:text>
      <number:number number:decimal-places="2" number:min-integer-digits="1" number:grouping="true"/>
      <number:text> zł </number:text>
    </number:number-style>
    <number:number-style style:name="N134P2" style:volatile="true">
      <number:text> -</number:text>
      <number:number number:decimal-places="0" number:min-integer-digits="0"/>
      <number:text> zł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</number:text>
      <number:number number:decimal-places="0" number:min-integer-digits="1" number:grouping="true"/>
    </number:number-style>
    <number:number-style style:name="N140">
      <number:text>-€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€</number:text>
      <number:number number:decimal-places="0" number:min-integer-digits="1" number:grouping="true"/>
    </number:number-style>
    <number:number-style style:name="N141">
      <style:text-properties fo:color="#ff0000"/>
      <number:text>-€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€</number:text>
      <number:number number:decimal-places="2" number:min-integer-digits="1" number:grouping="true"/>
    </number:number-style>
    <number:number-style style:name="N143">
      <number:text>-€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€</number:text>
      <number:number number:decimal-places="2" number:min-integer-digits="1" number:grouping="true"/>
    </number:number-style>
    <number:number-style style:name="N144">
      <style:text-properties fo:color="#ff0000"/>
      <number:text>-€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€</number:text>
      <number:number number:decimal-places="0" number:min-integer-digits="1" number:grouping="true"/>
      <number:text> </number:text>
    </number:number-style>
    <number:number-style style:name="N148P1" style:volatile="true">
      <number:text>-€</number:text>
      <number:number number:decimal-places="0" number:min-integer-digits="1" number:grouping="true"/>
      <number:text> </number:text>
    </number:number-style>
    <number:number-style style:name="N148P2" style:volatile="true">
      <number:text> €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number number:decimal-places="0" number:min-integer-digits="1" number:grouping="true"/>
      <number:text> </number:text>
    </number:number-style>
    <number:number-style style:name="N152P1" style:volatile="true">
      <number:text>-</number:text>
      <number:number number:decimal-places="0" number:min-integer-digits="1" number:grouping="true"/>
      <number:text> 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€</number:text>
      <number:number number:decimal-places="2" number:min-integer-digits="1" number:grouping="true"/>
      <number:text> </number:text>
    </number:number-style>
    <number:number-style style:name="N156P1" style:volatile="true">
      <number:text>-€</number:text>
      <number:number number:decimal-places="2" number:min-integer-digits="1" number:grouping="true"/>
      <number:text> </number:text>
    </number:number-style>
    <number:number-style style:name="N156P2" style:volatile="true">
      <number:text> €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style:style style:name="Default" style:family="table-cell">
      <style:table-cell-properties style:rotation-align="none"/>
      <style:text-properties style:font-name="Arial CE" style:font-name-asian="SimSun" style:font-name-complex="Arial C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31">31.10.2010</text:date>, <text:time>16:52:5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rosoft Corporation</meta:initial-creator>
    <meta:creation-date>1997-02-26T15:46:56</meta:creation-date>
    <dc:creator>GZ GZ</dc:creator>
    <dc:date>2010-10-31T16:52:58.64</dc:date>
    <meta:generator>OpenOffice.org/3.2$Win32 OpenOffice.org_project/320m18$Build-9502</meta:generator>
    <meta:editing-duration>PT00H02M22S</meta:editing-duration>
    <meta:editing-cycles>1</meta:editing-cycles>
    <meta:document-statistic meta:table-count="1" meta:cell-count="1006" meta:object-count="0"/>
  </office:meta>
</office:document-meta>
</file>